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1dd" officeooo:paragraph-rsid="000a01dd"/>
    </style:style>
    <style:style style:name="P2" style:family="paragraph" style:parent-style-name="Standard">
      <style:text-properties fo:font-weight="bold" officeooo:rsid="000a01dd" officeooo:paragraph-rsid="000a01dd" style:font-weight-asian="bold" style:font-weight-complex="bold"/>
    </style:style>
    <style:style style:name="P3" style:family="paragraph" style:parent-style-name="Standard">
      <style:text-properties fo:font-weight="bold" officeooo:rsid="000a9b27" officeooo:paragraph-rsid="000a9b2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SITORI DE PROGRAMARI (CODI FONT)</text:p>
      <text:p text:style-name="P1"/>
      <text:p text:style-name="P1"><text:span text:style-name="T1">El primer pas:</text:span> que hem de fer es registrar-nos a Github.com posan totes les dades que demanen, com el nom d'usuari, el teu e-mail, i la teva password. <text:a xlink:type="simple" xlink:href="https://github.com/">https://github.com</text:a></text:p>
      <text:p text:style-name="P1">una vegada dins crearem un repositori amb el nom que volguem.</text:p>
      <text:p text:style-name="P1"/>
      <text:p text:style-name="P2">El segon pas: <text:span text:style-name="T2">Clonarem el nostre github amb el terminal, utilitzant el link que ens donen a la pagina de github.com per tenir-lo al nostre ordinador.</text:span></text:p>
      <text:p text:style-name="P2"/>
      <text:p text:style-name="P2">El tercer pas:<text:span text:style-name="T2"> Desde el terminal, li direm a github quina es la nostra compta amb la següent comanda.</text:span></text:p>
      <text:p text:style-name="P2"><text:span text:style-name="T2">Git config –global user.email «</text:span><text:a xlink:type="simple" xlink:href="mailto:hola@gmail.com"><text:span text:style-name="T2">hola@gmail.com</text:span></text:a><text:span text:style-name="T2">»</text:span></text:p>
      <text:p text:style-name="P2"><text:span text:style-name="T2">Git config –global user.name «FREZR» </text:span></text:p>
      <text:p text:style-name="P2"/>
      <text:p text:style-name="P2">El quart pas:<text:span text:style-name="T2"> Afegirem un fitxer a la nostra carpeta del repositori per tal de comprovar que ho hem fet be i utilitzarem les seguents comandes:</text:span></text:p>
      <text:p text:style-name="P3"><text:span text:style-name="T2">Git add nom_fitxer</text:span></text:p>
      <text:p text:style-name="P3"/>
      <text:p text:style-name="P3">El cinque pas: <text:s/><text:span text:style-name="T2">editarem el fitxer de manera que el poguem guardar utilitzant CONTROL + O i CONTROL + X i amb la següent comanda.</text:span></text:p>
      <text:p text:style-name="P3"><text:span text:style-name="T2">Git commit -a</text:span></text:p>
      <text:p text:style-name="P3"/>
      <text:p text:style-name="P3">El sixté pas:<text:span text:style-name="T2"> Serà l'ultim pas, per pujar els canvis al nostre Github amb la comanda:</text:span></text:p>
      <text:p text:style-name="P3"><text:span text:style-name="T2">git pu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s </meta:initial-creator>
    <meta:creation-date>2015-03-20T09:12:45.504349367</meta:creation-date>
    <dc:date>2015-03-20T09:34:17.070692242</dc:date>
    <dc:creator>ies </dc:creator>
    <meta:editing-duration>PT6M21S</meta:editing-duration>
    <meta:editing-cycles>1</meta:editing-cycles>
    <meta:document-statistic meta:table-count="0" meta:image-count="0" meta:object-count="0" meta:page-count="1" meta:paragraph-count="13" meta:word-count="175" meta:character-count="996" meta:non-whitespace-character-count="832"/>
    <meta:generator>LibreOffice/4.2.7.2$Linux_X86_64 LibreOffice_project/420m0$Build-2</meta:generator>
  </office:meta>
</office:document-meta>
</file>